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119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75mm"/>
    </style:style>
    <style:style style:name="co5" style:family="table-column">
      <style:table-column-properties fo:break-before="auto" style:column-width="86.25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100.07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144.3mm"/>
    </style:style>
    <style:style style:name="co10" style:family="table-column">
      <style:table-column-properties fo:break-before="auto" style:column-width="116.93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7.08mm"/>
    </style:style>
    <style:style style:name="co13" style:family="table-column">
      <style:table-column-properties fo:break-before="auto" style:column-width="115.01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64.68mm"/>
    </style:style>
    <style:style style:name="co16" style:family="table-column">
      <style:table-column-properties fo:break-before="auto" style:column-width="140.71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none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Formelsammlung 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. Grössen e, pi, sqrt(2), sqrt(3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mentare Funktionen: Potenzen, Exponentialfunktionen, Logaryth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ph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igo-Funktionen: Spezialfä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ph: Trigo-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kehr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leichungen: Sonderfälle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- S.186, R4: Verlust einer Lösung (+/-)?,</text:p>
            <text:p>- Wenn &lt;=&gt; immer „sonst sonderfall“ etc. aufschreiben?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gleichungen: Monoton-steigend/-fallen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leitung: Linear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leitung: Kubische Splin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leitung: Elementare Fun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leitung: Extremalstellen, Wendestell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inearisieru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</table:table>
      <table:table table:name="DMI✓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Skript drucken und Annotie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sagenlogik: Normalformen, Junktoren, Quantore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TODO: Umwandlung von Normalformen ineinander?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weise: Vollständige Induktio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Wie wird das Summenzeichen auf Seite 32 „T1: Direkter Beweis“ weggelassen?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eweis: Rekursionen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bildung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nge: 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gen: Rela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ulo: Teiler, Restklass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ulo: Multipl. Inverses, Satz von Euler, Ferma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klidischer Algorithmu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Muss die ganze Rechnung aufgeschrieben werden, wenn die Lösung offensichtlich ist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ultiplikationstafe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llteil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nesischer Restsatz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Nochmals anschauen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ktor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ktoren: Gauss-Algo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ektoren: Skalarprodukt, Vektorproduk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Vektoren: Normalenforme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Nochmals anschauen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triz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trizen: Inverse, Einheitsmatrix, Abbildungsmatri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Matrizen: Hessische Normalform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Nochmals anschauen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trizen: Determinant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e Abbildung, Linearkombination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. 53: wie kommt man auf den Faktor 1/7?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trix mal Vek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igenvektoren</text:p>
          </table:table-cell>
          <table:table-cell table:style-name="ce4"/>
          <table:table-cell/>
          <table:table-cell table:style-name="ce3" office:value-type="string" calcext:value-type="string">
            <text:p>Muss das gelernt werden?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</table:table>
      <table:table table:name="Dbs1✓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Zusamm.fass.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Zusammenfassung 1xA4 Doppelseitig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ann PRF mit Bleistift geschrieben werden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BiblioDB-Anschau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actionC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PRF2011, S.14 Frage 4?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i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statemen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on Table Expressions, Window Func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ws, Temp-T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ex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exe: B-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DBC: Prepared Statements, ResultSet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Können immer Prepared Statements statt normale benutzt werden?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onale Mathemati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king: sLock, xLock, Deadlocks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unterschied wait/die und wound/die http://lwibs01.gm.fh-koeln.de/wikis/wiki_db/index.php?n=Datenbanken.DEADLOCK ?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olations Levels, Serialisierung, Transaktion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SI-3-Ebenen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malforme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3" office:value-type="string" calcext:value-type="string">
            <text:p>Wann mit VARCHAR und wann STRING etc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lationer DB-Entwurf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rite-Ahead-Lo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CN1✓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WL, Multiplexing, Bandbreiten (Signal, Kanal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wisted Pair, Glas, Coax, 100Base-T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-Adressen, AR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hernet, Spee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t-Codings (MLT,4b/5b etc.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es (+CN1Prak: Mac-Switching)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Path Costs / Different speed?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anning Tre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v4: Netmasks, Gateways, NAT, PAT, tracing, Fragmenting, Subnet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LAN (+CN1Prak): Channel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Pv6: Privacy Extension, Neighbour-Solicit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P, ICM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CP: connection, windows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net, TP,TFTP, P2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S, nslookup, CD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 keepalives, op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I-Model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SMA/CD, Token R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gnaltheorie Basic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zilloskop Confi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zi: USB, RS232, RX,TX, CRC, Frame-Delimite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szi: Ethernet, MA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anning Tree, V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formance UDP/TC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OO✓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office:value-type="string" calcext:value-type="string">
            <text:p>Frage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1xA4 Doppelseitig Gedruckt für PRF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Kann PRF mit Bleistift geschrieben werden?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-Level Types &amp; Conversion, Casts (explizit, Implizit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erators, Enhanced for loop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ray, Strings, overflow, Boxing, ENU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 Tes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otation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s: Type Erasure, Generische Varianz, Covarianz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ss, Objects, Referen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rerbu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hnittstellen / Interfac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ceptions (Checked, Unchecked), Packag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llections: Arraylists, Sets, Dequeu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mbdas: Closure, (Inner Classes, anonymous Classes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 I/O, Bytestream, Character-Stream, Serializa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ex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hods: Overloading, Overriding, Call By Value/Reference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tyl: Warum nicht this.var, würde kontext explizieren?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yphormism, Dynamic Dispatch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avado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quals &amp; Hashcode: Cloneable, Comparable, Comperator</text:p>
          </table:table-cell>
          <table:table-cell office:value-type="string" calcext:value-type="string">
            <text:p>✓</text:p>
          </table:table-cell>
          <table:table-cell/>
          <table:table-cell table:style-name="ce3" office:value-type="string" calcext:value-type="string">
            <text:p>Solle bei hashCodes mehrmals die 31 genommen werden oder besser andere primes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lection, Intospectio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</table:table>
      <table:table table:name="Bsys1" table:style-name="ta1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style-name="ce5"/>
          <table:table-cell table:style-name="ce5" office:value-type="string" calcext:value-type="string">
            <text:p>Thema</text:p>
          </table:table-cell>
          <table:table-cell table:style-name="ce5" office:value-type="string" calcext:value-type="string">
            <text:p>MARK F</text:p>
          </table:table-cell>
          <table:table-cell table:style-name="ce5" office:value-type="string" calcext:value-type="string">
            <text:p>Vorbereitung</text:p>
          </table:table-cell>
          <table:table-cell table:style-name="ce5" office:value-type="string" calcext:value-type="string">
            <text:p>Refresh</text:p>
          </table:table-cell>
          <table:table-cell table:style-name="ce5" office:value-type="string" calcext:value-type="string">
            <text:p>Fragen</text:p>
          </table:table-cell>
          <table:table-cell table:style-name="ce5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DO: Bücher „kommentieren“</text:p>
          </table:table-cell>
          <table:table-cell table:number-columns-repeated="3"/>
          <table:table-cell table:style-name="ce7" office:value-type="string" calcext:value-type="string">
            <text:p>Printout Unterprogrammaufrufe PDF -&gt; erhalten an PRF?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DO: Taschenrechn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: Programm / .c, .h / gcc (gcc debugging flag), <text:span text:style-name="T1">argv[]</text:span>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: Strings, arrays, structs, Data-types, <text:span text:style-name="T1">sizes</text:span>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C: unix write, read, error handling, FDT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: ENV, time-func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C: exec..., fork, wait, PI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: fork errorhandling, multithreading-safety, orphans, zombie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: Threads (Windows, Unix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: Semaphores Unix, Process Sync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C: Signals, Named &amp; Unnamed Pipes, Monitor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C: Opake Datentypen, #define-Flag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: Berkeley Socket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: Shared Memory, global variable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C: Operationen, OP-Präferenzentabelle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C: printf / formating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C: includes stdio.h, stdlib.h etc.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C: Functions, Erlaubte Namensschemata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n Neumann, Harvard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essor Levels: Privilege Levels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Little Endian / Big Endian / Alignment (E04)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DDD-Screen / DDD-Breakpoint analysis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Frame Pointer / Parameter-Stack, Stack-frame etc.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CPU-Scheduling (E10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Semaphore Theory / Process Syncing (+Graph)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Deadlocks Theory / Betriebsmittelgraph, Betriebsmitelfahrplan</text:p>
          </table:table-cell>
          <table:table-cell office:value-type="string" calcext:value-type="string">
            <text:p>✓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.00.0000</text:date>, <text:time style:data-style-name="N2" text:time-value="16:48:45.96643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6-01-06T17:02:52.635279195</dc:date>
    <dc:creator>Fabian Hauser</dc:creator>
    <meta:editing-duration>P3DT20H35M35S</meta:editing-duration>
    <meta:editing-cycles>316</meta:editing-cycles>
    <meta:generator>LibreOffice/5.0.4.2$Linux_X86_64 LibreOffice_project/00$Build-2</meta:generator>
    <meta:document-statistic meta:table-count="6" meta:cell-count="536" meta:object-count="0"/>
  </office:meta>
</office:document-meta>
</file>